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i un avventuriero e decidi di partire per la tua prima avventura. Esci pieno di belle speranze dal tuo piccolo villaggio di provincia, diretto verso la capitale: vuoi reclutare un party. Davanti alla locanda del villaggio c'è un bivio: a sinistra si va per le pianure, mentre a destra c'è una scorciatoia per la capitale, che però passa attraverso una grotta che gli abitanti del villaggio dicono sia infestata. Decidi se prendere una delle strade o entrare nella locand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M15S</meta:editing-duration>
    <meta:editing-cycles>3</meta:editing-cycles>
    <meta:generator>OpenOffice/4.1.7$Win32 OpenOffice.org_project/417m1$Build-9800</meta:generator>
    <dc:date>2019-11-27T13:34:26.78</dc:date>
    <meta:document-statistic meta:table-count="0" meta:image-count="0" meta:object-count="0" meta:page-count="1" meta:paragraph-count="1" meta:word-count="79" meta:character-count="474"/>
    <dc:creator>Pietro Gomba</dc:creator>
    <meta:user-defined meta:name="Info 1"/>
    <meta:user-defined meta:name="Info 2"/>
    <meta:user-defined meta:name="Info 3"/>
    <meta:user-defined meta:name="Info 4"/>
  </office:meta>
</office:document-meta>
</file>